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áblázat1" style:family="table">
      <style:table-properties style:width="6.925in" table:align="margins"/>
    </style:style>
    <style:style style:name="Táblázat1.A" style:family="table-column">
      <style:table-column-properties style:column-width="1.7313in" style:rel-column-width="16383*"/>
    </style:style>
    <style:style style:name="Táblázat1.D" style:family="table-column">
      <style:table-column-properties style:column-width="1.7313in" style:rel-column-width="16386*"/>
    </style:style>
    <style:style style:name="Táblázat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áblázat1.D1" style:family="table-cell">
      <style:table-cell-properties fo:padding="0.0382in" fo:border="0.0007in solid #000000"/>
    </style:style>
    <style:style style:name="Táblázat1.A2" style:family="table-cell">
      <style:table-cell-properties fo:padding="0.0382in" fo:border-left="0.0007in solid #000000" fo:border-right="none" fo:border-top="none" fo:border-bottom="0.0007in solid #000000"/>
    </style:style>
    <style:style style:name="Táblázat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áblázat2" style:family="table">
      <style:table-properties style:width="6.925in" table:align="margins"/>
    </style:style>
    <style:style style:name="Táblázat2.A" style:family="table-column">
      <style:table-column-properties style:column-width="1.7313in" style:rel-column-width="16383*"/>
    </style:style>
    <style:style style:name="Táblázat2.B" style:family="table-column">
      <style:table-column-properties style:column-width="3.4625in" style:rel-column-width="32767*"/>
    </style:style>
    <style:style style:name="Táblázat2.C" style:family="table-column">
      <style:table-column-properties style:column-width="1.7313in" style:rel-column-width="16385*"/>
    </style:style>
    <style:style style:name="Táblázat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áblázat2.C1" style:family="table-cell">
      <style:table-cell-properties fo:padding="0.0382in" fo:border="0.0007in solid #000000"/>
    </style:style>
    <style:style style:name="Táblázat2.A2.3" style:family="table-column">
      <style:table-column-properties style:column-width="1.7313in" style:rel-column-width="16384*"/>
    </style:style>
    <style:style style:name="Táblázat2.A2.1.1" style:family="table-cell">
      <style:table-cell-properties fo:padding="0.0382in" fo:border-left="0.0007in solid #000000" fo:border-right="none" fo:border-top="none" fo:border-bottom="0.0007in solid #000000"/>
    </style:style>
    <style:style style:name="Táblázat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áblázat3" style:family="table">
      <style:table-properties style:width="6.925in" table:align="margins"/>
    </style:style>
    <style:style style:name="Táblázat3.A" style:family="table-column">
      <style:table-column-properties style:column-width="0.2882in" style:rel-column-width="2730*"/>
    </style:style>
    <style:style style:name="Táblázat3.F" style:family="table-column">
      <style:table-column-properties style:column-width="0.2889in" style:rel-column-width="2733*"/>
    </style:style>
    <style:style style:name="Táblázat3.G" style:family="table-column">
      <style:table-column-properties style:column-width="1.7313in" style:rel-column-width="16383*"/>
    </style:style>
    <style:style style:name="Táblázat3.H" style:family="table-column">
      <style:table-column-properties style:column-width="0.4326in" style:rel-column-width="4095*"/>
    </style:style>
    <style:style style:name="Táblázat3.K" style:family="table-column">
      <style:table-column-properties style:column-width="0.4333in" style:rel-column-width="4098*"/>
    </style:style>
    <style:style style:name="Táblázat3.L" style:family="table-column">
      <style:table-column-properties style:column-width="1.7313in" style:rel-column-width="16386*"/>
    </style:style>
    <style:style style:name="Táblázat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áblázat3.G1.1.2" style:family="table-cell">
      <style:table-cell-properties fo:padding="0.0382in" fo:border-left="0.0007in solid #000000" fo:border-right="none" fo:border-top="none" fo:border-bottom="0.0007in solid #000000"/>
    </style:style>
    <style:style style:name="Táblázat3.L1" style:family="table-cell">
      <style:table-cell-properties fo:padding="0.0382in" fo:border="0.0007in solid #000000"/>
    </style:style>
    <style:style style:name="Táblázat3.L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áblázat4" style:family="table">
      <style:table-properties style:width="6.925in" table:align="margins"/>
    </style:style>
    <style:style style:name="Táblázat4.A" style:family="table-column">
      <style:table-column-properties style:column-width="3.4625in" style:rel-column-width="32767*"/>
    </style:style>
    <style:style style:name="Táblázat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áblázat4.B1" style:family="table-cell">
      <style:table-cell-properties fo:padding="0.0382in" fo:border="0.0007in solid #000000"/>
    </style:style>
    <style:style style:name="Táblázat4.A2" style:family="table-cell">
      <style:table-cell-properties fo:padding="0.0382in" fo:border-left="0.0007in solid #000000" fo:border-right="none" fo:border-top="none" fo:border-bottom="0.0007in solid #000000"/>
    </style:style>
    <style:style style:name="Táblázat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Standard">
      <style:paragraph-properties fo:margin-top="0in" fo:margin-bottom="0.1965in" fo:text-align="center" style:justify-single-word="false"/>
    </style:style>
    <style:style style:name="P3" style:family="paragraph" style:parent-style-name="Standard">
      <style:paragraph-properties fo:margin-top="0in" fo:margin-bottom="0.1965in" fo:padding-left="0in" fo:padding-right="0in" fo:padding-top="0in" fo:padding-bottom="0.0193in" fo:border-left="none" fo:border-right="none" fo:border-top="none" fo:border-bottom="0.0008in solid #000000"/>
    </style:style>
    <style:style style:name="P4" style:family="paragraph" style:parent-style-name="List_20_Contents">
      <style:paragraph-properties fo:margin-top="0in" fo:margin-bottom="0.1965in"/>
    </style:style>
    <style:style style:name="P5" style:family="paragraph" style:parent-style-name="Text_20_body">
      <style:text-properties fo:font-weight="bold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paragraph-properties fo:margin-top="0in" fo:margin-bottom="0in" fo:text-align="end" style:justify-single-word="false"/>
    </style:style>
    <style:style style:name="P9" style:family="paragraph" style:parent-style-name="Text_20_body">
      <style:paragraph-properties fo:margin-top="0in" fo:margin-bottom="0in" fo:text-align="center" style:justify-single-word="false"/>
    </style:style>
    <style:style style:name="P10" style:family="paragraph" style:parent-style-name="Text_20_body">
      <style:paragraph-properties fo:padding="0.0291in" fo:border-left="none" fo:border-right="none" fo:border-top="none" fo:border-bottom="0.0008in solid #000000" style:join-border="false"/>
    </style:style>
    <style:style style:name="P11" style:family="paragraph" style:parent-style-name="Text_20_body">
      <style:paragraph-properties fo:text-align="end" style:justify-single-word="false" fo:padding="0.0291in" fo:border-left="none" fo:border-right="none" fo:border-top="none" fo:border-bottom="0.0008in solid #000000" style:join-border="false"/>
    </style:style>
    <style:style style:name="P12" style:family="paragraph" style:parent-style-name="Preformatted_20_Text">
      <style:paragraph-properties fo:padding="0.0291in" fo:border-left="none" fo:border-right="none" fo:border-top="none" fo:border-bottom="0.0008in solid #000000" style:join-border="false"/>
    </style:style>
    <style:style style:name="P13" style:family="paragraph" style:parent-style-name="Heading_20_1">
      <style:paragraph-properties fo:padding="0.0291in" fo:border-left="none" fo:border-right="none" fo:border-top="none" fo:border-bottom="0.0008in solid #000000" style:join-border="false"/>
    </style:style>
    <style:style style:name="P14" style:family="paragraph" style:parent-style-name="List_20_Contents">
      <style:paragraph-properties fo:margin-left="0in" fo:margin-right="0in" fo:margin-top="0in" fo:margin-bottom="0.1965in" fo:text-indent="0in" style:auto-text-indent="false"/>
    </style:style>
    <style:style style:name="P15" style:family="paragraph" style:parent-style-name="Table_20_Heading">
      <style:paragraph-properties fo:text-align="justify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Table_20_Heading">
      <style:paragraph-properties fo:text-align="end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Table_20_Heading">
      <style:paragraph-properties fo:text-align="center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Table_20_Heading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Courier New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P25" style:family="paragraph" style:parent-style-name="Table_20_Contents">
      <style:paragraph-properties fo:text-align="justify" style:justify-single-word="false"/>
      <style:text-properties style:font-name="Courier New" fo:font-size="10pt" style:text-underline-style="solid" style:text-underline-width="auto" style:text-underline-color="font-color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6" style:family="paragraph" style:parent-style-name="Table_20_Contents">
      <style:text-properties style:font-name="Courier New" fo:font-size="10pt" style:font-name-asian="Courier New" style:font-size-asian="10pt" style:font-name-complex="Courier New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29" style:family="paragraph" style:parent-style-name="List_20_Contents" style:list-style-name="L2"/>
    <style:style style:name="P30" style:family="paragraph" style:parent-style-name="List_20_Contents" style:list-style-name="L6"/>
    <style:style style:name="P31" style:family="paragraph" style:parent-style-name="List_20_Contents" style:list-style-name="L6"/>
    <style:style style:name="P32" style:family="paragraph" style:parent-style-name="List_20_Contents" style:list-style-name="L6"/>
    <style:style style:name="P33" style:family="paragraph" style:parent-style-name="List_20_Contents" style:list-style-name="L6"/>
    <style:style style:name="P34" style:family="paragraph" style:parent-style-name="List_20_Contents" style:list-style-name="L7"/>
    <style:style style:name="P35" style:family="paragraph" style:parent-style-name="List_20_Contents" style:list-style-name="L8"/>
    <style:style style:name="P36" style:family="paragraph" style:parent-style-name="List_20_Contents" style:list-style-name="L6">
      <style:paragraph-properties fo:margin-top="0in" fo:margin-bottom="0.1965in"/>
    </style:style>
    <style:style style:name="P37" style:family="paragraph" style:parent-style-name="List_20_Contents" style:list-style-name="L7">
      <style:paragraph-properties fo:margin-left="0.7874in" fo:margin-right="0in" fo:margin-top="0in" fo:margin-bottom="0.1965in" fo:text-indent="0in" style:auto-text-indent="false"/>
    </style:style>
    <style:style style:name="P38" style:family="paragraph" style:parent-style-name="List_20_Contents" style:list-style-name="L8">
      <style:paragraph-properties fo:margin-left="0.7874in" fo:margin-right="0in" fo:margin-top="0in" fo:margin-bottom="0.1965in" fo:text-indent="0in" style:auto-text-indent="false"/>
    </style:style>
    <style:style style:name="P39" style:family="paragraph" style:parent-style-name="List_20_Contents" style:list-style-name="L8">
      <style:paragraph-properties fo:margin-left="0.7874in" fo:margin-right="0in" fo:margin-top="0in" fo:margin-bottom="0.1965in" fo:text-indent="0in" style:auto-text-indent="false"/>
    </style:style>
    <style:style style:name="P40" style:family="paragraph" style:parent-style-name="List_20_Contents" style:list-style-name="L8">
      <style:paragraph-properties fo:margin-left="0.7874in" fo:margin-right="0in" fo:margin-top="0in" fo:margin-bottom="0.1965in" fo:text-indent="0in" style:auto-text-indent="false"/>
    </style:style>
    <style:style style:name="P41" style:family="paragraph" style:parent-style-name="List_20_Contents" style:list-style-name="L8">
      <style:paragraph-properties fo:margin-left="0.7874in" fo:margin-right="0in" fo:margin-top="0in" fo:margin-bottom="0.1965in" fo:text-indent="0in" style:auto-text-indent="false"/>
    </style:style>
    <style:style style:name="P42" style:family="paragraph" style:parent-style-name="List_20_Contents" style:list-style-name="L8">
      <style:paragraph-properties fo:margin-left="0.7874in" fo:margin-right="0in" fo:margin-top="0in" fo:margin-bottom="0.1965in" fo:text-indent="0in" style:auto-text-indent="false"/>
    </style:style>
    <style:style style:name="P43" style:family="paragraph" style:parent-style-name="List_20_Contents" style:list-style-name="L8">
      <style:paragraph-properties fo:margin-left="0.7874in" fo:margin-right="0in" fo:margin-top="0in" fo:margin-bottom="0.1965in" fo:text-indent="0in" style:auto-text-indent="false"/>
    </style:style>
    <style:style style:name="P44" style:family="paragraph" style:parent-style-name="List_20_Contents" style:list-style-name="L8">
      <style:paragraph-properties fo:margin-left="0.7874in" fo:margin-right="0in" fo:margin-top="0in" fo:margin-bottom="0.1965in" fo:text-indent="0in" style:auto-text-indent="false"/>
    </style:style>
    <style:style style:name="P45" style:family="paragraph" style:parent-style-name="List_20_Contents" style:list-style-name="L8">
      <style:paragraph-properties fo:margin-left="0.7874in" fo:margin-right="0in" fo:margin-top="0in" fo:margin-bottom="0.1965in" fo:text-indent="0in" style:auto-text-indent="false"/>
    </style:style>
    <style:style style:name="P46" style:family="paragraph" style:parent-style-name="List_20_Contents" style:list-style-name="L8">
      <style:paragraph-properties fo:margin-left="0.7874in" fo:margin-right="0in" fo:margin-top="0in" fo:margin-bottom="0.1965in" fo:text-indent="0in" style:auto-text-indent="false"/>
    </style:style>
    <style:style style:name="P47" style:family="paragraph" style:parent-style-name="List_20_Contents" style:list-style-name="L9">
      <style:paragraph-properties fo:margin-left="0in" fo:margin-right="0in" fo:margin-top="0in" fo:margin-bottom="0.1965in" fo:text-indent="0in" style:auto-text-indent="false"/>
    </style:style>
    <style:style style:name="P48" style:family="paragraph" style:parent-style-name="List_20_Contents" style:list-style-name="L9">
      <style:paragraph-properties fo:margin-left="0in" fo:margin-right="0in" fo:margin-top="0in" fo:margin-bottom="0.1965in" fo:text-indent="0in" style:auto-text-indent="false"/>
    </style:style>
    <style:style style:name="P49" style:family="paragraph" style:parent-style-name="List_20_Contents" style:list-style-name="L9">
      <style:paragraph-properties fo:margin-left="0in" fo:margin-right="0in" fo:margin-top="0in" fo:margin-bottom="0.1965in" fo:text-indent="0in" style:auto-text-indent="false"/>
    </style:style>
    <style:style style:name="P50" style:family="paragraph" style:parent-style-name="List_20_Contents" style:list-style-name="L9">
      <style:paragraph-properties fo:margin-left="0in" fo:margin-right="0in" fo:margin-top="0in" fo:margin-bottom="0.1965in" fo:text-indent="0in" style:auto-text-indent="false"/>
    </style:style>
    <style:style style:name="P51" style:family="paragraph" style:parent-style-name="List_20_Contents" style:list-style-name="L9">
      <style:paragraph-properties fo:margin-left="0in" fo:margin-right="0in" fo:margin-top="0in" fo:margin-bottom="0.1965in" fo:text-indent="0in" style:auto-text-indent="false"/>
    </style:style>
    <style:style style:name="P52" style:family="paragraph" style:parent-style-name="List_20_Contents" style:list-style-name="L9">
      <style:paragraph-properties fo:margin-left="0in" fo:margin-right="0in" fo:margin-top="0in" fo:margin-bottom="0.1965in" fo:text-indent="0in" style:auto-text-indent="false"/>
    </style:style>
    <style:style style:name="P53" style:family="paragraph" style:parent-style-name="List_20_Contents" style:list-style-name="L9">
      <style:paragraph-properties fo:margin-left="0in" fo:margin-right="0in" fo:margin-top="0in" fo:margin-bottom="0.1965in" fo:text-indent="0in" style:auto-text-indent="false"/>
    </style:style>
    <style:style style:name="P54" style:family="paragraph" style:parent-style-name="List_20_Contents" style:list-style-name="L9">
      <style:paragraph-properties fo:margin-left="0in" fo:margin-right="0in" fo:margin-top="0in" fo:margin-bottom="0.1965in" fo:text-indent="0in" style:auto-text-indent="false"/>
    </style:style>
    <style:style style:name="P55" style:family="paragraph" style:parent-style-name="List_20_Contents" style:list-style-name="L9">
      <style:paragraph-properties fo:margin-left="0in" fo:margin-right="0in" fo:margin-top="0in" fo:margin-bottom="0.1965in" fo:text-indent="0in" style:auto-text-indent="false"/>
    </style:style>
    <style:style style:name="P56" style:family="paragraph" style:parent-style-name="List_20_Contents" style:list-style-name="L9">
      <style:paragraph-properties fo:margin-left="0in" fo:margin-right="0in" fo:margin-top="0in" fo:margin-bottom="0.1965in" fo:text-indent="0in" style:auto-text-indent="false"/>
    </style:style>
    <style:style style:name="P57" style:family="paragraph" style:parent-style-name="List_20_Contents" style:list-style-name="L9">
      <style:paragraph-properties fo:margin-left="0in" fo:margin-right="0in" fo:margin-top="0in" fo:margin-bottom="0.1965in" fo:text-indent="0in" style:auto-text-indent="false"/>
    </style:style>
    <style:style style:name="P58" style:family="paragraph" style:parent-style-name="List_20_Contents" style:list-style-name="L9">
      <style:paragraph-properties fo:margin-left="0in" fo:margin-right="0in" fo:margin-top="0in" fo:margin-bottom="0.1965in" fo:text-indent="0in" style:auto-text-indent="false"/>
    </style:style>
    <style:style style:name="P59" style:family="paragraph" style:parent-style-name="List_20_Contents" style:list-style-name="L9">
      <style:paragraph-properties fo:margin-left="0in" fo:margin-right="0in" fo:margin-top="0in" fo:margin-bottom="0.1965in" fo:text-indent="0in" style:auto-text-indent="false"/>
    </style:style>
    <style:style style:name="P60" style:family="paragraph" style:parent-style-name="List_20_Contents" style:list-style-name="L9">
      <style:paragraph-properties fo:margin-left="0in" fo:margin-right="0in" fo:margin-top="0in" fo:margin-bottom="0.1965in" fo:text-indent="0in" style:auto-text-indent="false"/>
    </style:style>
    <style:style style:name="P61" style:family="paragraph" style:parent-style-name="List_20_Contents" style:list-style-name="L9">
      <style:paragraph-properties fo:margin-left="0in" fo:margin-right="0in" fo:margin-top="0in" fo:margin-bottom="0.1965in" fo:text-indent="0in" style:auto-text-indent="false"/>
    </style:style>
    <style:style style:name="P62" style:family="paragraph" style:parent-style-name="List_20_Contents" style:list-style-name="L9">
      <style:paragraph-properties fo:margin-left="0in" fo:margin-right="0in" fo:margin-top="0in" fo:margin-bottom="0.1965in" fo:text-indent="0in" style:auto-text-indent="false"/>
    </style:style>
    <style:style style:name="P63" style:family="paragraph" style:parent-style-name="List_20_Contents" style:list-style-name="L9">
      <style:paragraph-properties fo:margin-left="0in" fo:margin-right="0in" fo:margin-top="0in" fo:margin-bottom="0.1965in" fo:text-indent="0in" style:auto-text-indent="false"/>
    </style:style>
    <style:style style:name="P64" style:family="paragraph" style:parent-style-name="List_20_Heading" style:list-style-name="L6"/>
    <style:style style:name="P65" style:family="paragraph" style:parent-style-name="List_20_Heading" style:list-style-name="L6"/>
    <style:style style:name="P66" style:family="paragraph" style:parent-style-name="List_20_Heading" style:list-style-name="L6"/>
    <style:style style:name="P67" style:family="paragraph" style:parent-style-name="List_20_Heading" style:list-style-name="L7"/>
    <style:style style:name="P68" style:family="paragraph" style:parent-style-name="List_20_Heading" style:list-style-name="L8"/>
    <style:style style:name="P69" style:family="paragraph" style:parent-style-name="List_20_Heading" style:list-style-name="L7">
      <style:paragraph-properties fo:margin-left="0.3937in" fo:margin-right="0in" fo:text-indent="0in" style:auto-text-indent="false"/>
    </style:style>
    <style:style style:name="P70" style:family="paragraph" style:parent-style-name="List_20_Heading" style:list-style-name="L8">
      <style:paragraph-properties fo:margin-left="0.3937in" fo:margin-right="0in" fo:text-indent="0in" style:auto-text-indent="false"/>
    </style:style>
    <style:style style:name="P71" style:family="paragraph" style:parent-style-name="Text_20_body" style:list-style-name="L1"/>
    <style:style style:name="P72" style:family="paragraph" style:parent-style-name="Text_20_body" style:list-style-name="L2"/>
    <style:style style:name="P73" style:family="paragraph" style:parent-style-name="Text_20_body" style:list-style-name="L3"/>
    <style:style style:name="P74" style:family="paragraph" style:parent-style-name="Text_20_body" style:list-style-name="L4"/>
    <style:style style:name="P75" style:family="paragraph" style:parent-style-name="Text_20_body" style:list-style-name="L5"/>
    <style:style style:name="P76" style:family="paragraph" style:parent-style-name="Text_20_body" style:list-style-name="L10"/>
    <style:style style:name="P77" style:family="paragraph" style:parent-style-name="Text_20_body" style:list-style-name="L11"/>
    <style:style style:name="P78" style:family="paragraph" style:parent-style-name="Text_20_body" style:list-style-name="L12"/>
    <style:style style:name="P79" style:family="paragraph" style:parent-style-name="Text_20_body" style:list-style-name="L13"/>
    <style:style style:name="P80" style:family="paragraph" style:parent-style-name="Text_20_body" style:list-style-name="L14"/>
    <style:style style:name="P81" style:family="paragraph" style:parent-style-name="Text_20_body" style:list-style-name="L2">
      <style:paragraph-properties fo:margin-top="0in" fo:margin-bottom="0in"/>
    </style:style>
    <style:style style:name="P82" style:family="paragraph" style:parent-style-name="Text_20_body" style:list-style-name="L2">
      <style:paragraph-properties fo:margin-top="0in" fo:margin-bottom="0in"/>
    </style:style>
    <style:style style:name="P83" style:family="paragraph" style:parent-style-name="Text_20_body" style:list-style-name="L2">
      <style:paragraph-properties fo:margin-top="0in" fo:margin-bottom="0in"/>
    </style:style>
    <style:style style:name="P84" style:family="paragraph" style:parent-style-name="Text_20_body" style:list-style-name="L2">
      <style:paragraph-properties fo:margin-top="0in" fo:margin-bottom="0in"/>
    </style:style>
    <style:style style:name="P85" style:family="paragraph" style:parent-style-name="Text_20_body" style:list-style-name="L4">
      <style:paragraph-properties fo:margin-top="0in" fo:margin-bottom="0in"/>
    </style:style>
    <style:style style:name="P86" style:family="paragraph" style:parent-style-name="Text_20_body" style:list-style-name="L4">
      <style:paragraph-properties fo:margin-top="0in" fo:margin-bottom="0in"/>
    </style:style>
    <style:style style:name="P87" style:family="paragraph" style:parent-style-name="Text_20_body" style:list-style-name="L7">
      <style:paragraph-properties fo:margin-top="0in" fo:margin-bottom="0in"/>
    </style:style>
    <style:style style:name="P88" style:family="paragraph" style:parent-style-name="Text_20_body" style:list-style-name="L7">
      <style:paragraph-properties fo:margin-top="0in" fo:margin-bottom="0in"/>
    </style:style>
    <style:style style:name="P89" style:family="paragraph" style:parent-style-name="Text_20_body" style:list-style-name="L7">
      <style:paragraph-properties fo:margin-top="0in" fo:margin-bottom="0in"/>
    </style:style>
    <style:style style:name="P90" style:family="paragraph" style:parent-style-name="Text_20_body" style:list-style-name="L8">
      <style:paragraph-properties fo:margin-top="0in" fo:margin-bottom="0in"/>
    </style:style>
    <style:style style:name="P91" style:family="paragraph" style:parent-style-name="Text_20_body" style:list-style-name="L8">
      <style:paragraph-properties fo:margin-top="0in" fo:margin-bottom="0in"/>
    </style:style>
    <style:style style:name="P92" style:family="paragraph" style:parent-style-name="Text_20_body" style:list-style-name="L8">
      <style:paragraph-properties fo:margin-top="0in" fo:margin-bottom="0in"/>
    </style:style>
    <style:style style:name="P93" style:family="paragraph" style:parent-style-name="Text_20_body" style:list-style-name="L12">
      <style:paragraph-properties fo:margin-top="0in" fo:margin-bottom="0in"/>
    </style:style>
    <style:style style:name="P94" style:family="paragraph" style:parent-style-name="Text_20_body" style:list-style-name="L13">
      <style:paragraph-properties fo:margin-top="0in" fo:margin-bottom="0in"/>
    </style:style>
    <style:style style:name="P95" style:family="paragraph" style:parent-style-name="Text_20_body" style:list-style-name="L14">
      <style:paragraph-properties fo:margin-top="0in" fo:margin-bottom="0in"/>
    </style:style>
    <style:style style:name="P96" style:family="paragraph" style:parent-style-name="Text_20_body" style:list-style-name="L14">
      <style:paragraph-properties fo:margin-top="0in" fo:margin-bottom="0in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line-through-style="solid"/>
    </style:style>
    <style:style style:name="T12" style:family="text">
      <style:text-properties fo:font-variant="small-caps"/>
    </style:style>
    <style:style style:name="T13" style:family="text">
      <style:text-properties fo:font-variant="small-caps" fo:font-weight="bold" style:font-weight-asian="bold" style:font-weight-complex="bold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text-transform="uppercase" fo:font-weight="bold" style:font-weight-asian="bold" style:font-weight-complex="bold"/>
    </style:style>
    <style:style style:name="T18" style:family="text">
      <style:text-properties fo:text-transform="lowercase" fo:font-weight="bold" style:font-weight-asian="bold" style:font-weight-complex="bold"/>
    </style:style>
    <style:style style:name="T19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0" style:family="text">
      <style:text-properties style:font-name="Courier New" fo:font-size="10pt" style:text-underline-style="solid" style:text-underline-width="auto" style:text-underline-color="font-color" fo:font-weight="normal" style:font-name-asian="Courier New" style:font-size-asian="10pt" style:font-weight-asian="normal" style:font-name-complex="Courier New" style:font-size-complex="10pt" style:font-weight-complex="normal"/>
    </style:style>
    <style:style style:name="T21" style:family="text">
      <style:text-properties style:font-name="Courier New" fo:font-size="10pt" fo:font-style="italic" style:text-underline-style="solid" style:text-underline-width="auto" style:text-underline-color="font-color" fo:font-weight="bold" style:font-name-asian="Courier New" style:font-size-asian="10pt" style:font-style-asian="italic" style:font-weight-asian="bold" style:font-name-complex="Courier New" style:font-size-complex="10pt" style:font-style-complex="italic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0138in solid #000080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prefix=" " style:num-suffix=" 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9">
      <text:list-level-style-number text:level="1" text:style-name="Numbering_20_Symbols" style:num-prefix=" " style:num-suffix=" 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http://meta.wikimedia.org/wiki/Help:Wikitext_examples</text:p>
      <text:p text:style-name="Text_20_body"/>
      <text:p text:style-name="Text_20_body">You can <text:span text:style-name="T1">italicize text</text:span> by putting 2 apostrophes on each side.</text:p>
      <text:p text:style-name="Text_20_body">3 apostrophes will bold <text:span text:style-name="T7">the text</text:span>.</text:p>
      <text:p text:style-name="Text_20_body">5 apostrophes will bold and italicize <text:span text:style-name="T2">the text</text:span>.</text:p>
      <text:p text:style-name="Text_20_body">(Using 4 apostrophes doesn't do anything special --<text:line-break/>there are just ' <text:span text:style-name="T7">left over ones'</text:span> that are included as part of the text.)</text:p>
      <text:p text:style-name="Standard"/>
      <text:p text:style-name="Text_20_body">A single newline generally has n<text:span text:style-name="User_20_Entry">o effect on the layout. Thes</text:span>e can be used to separate sen<text:span text:style-name="Emphasis">tences within a paragraph. So</text:span><text:span text:style-name="Emphasis"><text:span text:style-name="T9">me ed</text:span></text:span><text:span text:style-name="Emphasis"><text:span text:style-name="T10">itors find tha</text:span></text:span><text:span text:style-name="Strong_20_Emphasis"><text:span text:style-name="T10">t </text:span></text:span><text:span text:style-name="Strong_20_Emphasis"><text:span text:style-name="T8">this aid</text:span></text:span><text:span text:style-name="Strong_20_Emphasis">s editing a</text:span>nd improves the <text:span text:style-name="T1">diff</text:span> function (used internally to compare different versions of a page).</text:p>
      <text:p text:style-name="Text_20_body">But an empty lin<text:span text:style-name="T9">e starts a new para</text:span>graph.</text:p>
      <text:p text:style-name="Standard"/>
      <text:p text:style-name="Text_20_body">You can break lines<text:line-break/>without a new paragraph.<text:line-break/>Please use this sparingly.</text:p>
      <text:p text:style-name="Text_20_body">Please do not start a link or <text:span text:style-name="T1">italics</text:span> or <text:span text:style-name="T7">bold</text:span> on one line and close it on the next.</text:p>
      <text:p text:style-name="Standard"/>
      <text:p text:style-name="Preformatted_20_Text"><text:span text:style-name="T14">Put</text:span> <text:span text:style-name="T15">text </text:span><text:span text:style-name="T16">in</text:span> a <text:span text:style-name="Teletype">typewriter font</text:span>. The same font is generally used for <text:span text:style-name="Source_20_Text">computer code</text:span>.</text:p>
      <text:p text:style-name="Preformatted_20_Text"><text:span text:style-name="T11">Strike out</text:span> or <text:span text:style-name="T9">underline</text:span> text, or write it <text:span text:style-name="T12">in small caps</text:span>. </text:p>
      <text:p text:style-name="Preformatted_20_Text"/>
      <text:p text:style-name="Preformatted_20_Text"/>
      <text:p text:style-name="P2">Centered text</text:p>
      <text:list text:style-name="L1">
        <text:list-item>
          <text:p text:style-name="P71">Please note the American spelling of "center". </text:p>
        </text:list-item>
      </text:list>
      <text:p text:style-name="Preformatted_20_Text"/>
      <text:p text:style-name="P3">Section headings</text:p>
      <text:p text:style-name="Text_20_body"><text:span text:style-name="T1">Headings</text:span> organize your writing into sections. The Wiki software can automatically generate a <text:a xlink:type="simple" xlink:href="http://meta.wikimedia.org/wiki/Help:Table_of_contents">table of contents</text:a> from them.</text:p>
      <text:p text:style-name="P5">Subsection</text:p>
      <text:p text:style-name="Text_20_body">Using more "equals" (=) signs creates a subsection.</text:p>
      <text:p text:style-name="P5">A smaller subsection</text:p>
      <text:p text:style-name="Text_20_body">Don't skip levels, like from two to four equals signs.</text:p>
      <text:p text:style-name="Text_20_body">Start with 2 equals signs not 1 because 1 creates H1 tags which should be reserved for page title.</text:p>
      <text:p text:style-name="Preformatted_20_Text"/>
      <text:h text:style-name="Heading_20_1" text:outline-level="1">Level1</text:h>
      <text:p text:style-name="Text_20_body"><text:span text:style-name="T8">OpenOffice.org</text:span> is <text:span text:style-name="T5">a </text:span><text:a xlink:type="simple" xlink:href="http://www.openoffice.org/dev_docs/source/sys_reqs.html"><text:span text:style-name="T5">multiplatfor</text:span></text:a><text:a xlink:type="simple" xlink:href="http://www.openoffice.org/dev_docs/source/sys_reqs.html">m</text:a> and<text:span text:style-name="T8"> </text:span><text:a xlink:type="simple" xlink:href="http://www.openoffice.org/project/projects/native-lang.html"><text:span text:style-name="T8">multilingual</text:span></text:a><text:span text:style-name="T8"> </text:span><text:a xlink:type="simple" xlink:href="http://www.openoffice.org/product/index.html"><text:span text:style-name="T3">office suite</text:span></text:a><text:span text:style-name="T3"> and</text:span> an <text:a xlink:type="simple" xlink:href="http://www.opensource.org/docs/definition.php"><text:span text:style-name="T5">open-source</text:span></text:a><text:span text:style-name="T5"> project.</text:span> <text:span text:style-name="T10">Compatible</text:span> with all <text:span text:style-name="T3">other</text:span> <text:span text:style-name="T6">major</text:span> <text:span text:style-name="T5">office</text:span> <text:span text:style-name="T5">suites</text:span>, the product is <text:span text:style-name="T9">free to download</text:span>, use, and distribute. To help build the community,<text:span text:style-name="T6"> </text:span><text:a xlink:type="simple" xlink:href="http://contributing.openoffice.org/index.html"><text:span text:style-name="T6">join us</text:span></text:a><text:span text:style-name="T6">. </text:span></text:p>
      <text:h text:style-name="Heading_20_2" text:outline-level="2">Level2</text:h>
      <text:p text:style-name="Text_20_body"><text:span text:style-name="T8">OpenOffice.org</text:span> is <text:span text:style-name="T5">a </text:span><text:a xlink:type="simple" xlink:href="http://www.openoffice.org/dev_docs/source/sys_reqs.html"><text:span text:style-name="T5">multiplatfor</text:span></text:a><text:a xlink:type="simple" xlink:href="http://www.openoffice.org/dev_docs/source/sys_reqs.html">m</text:a> and<text:span text:style-name="T8"> </text:span><text:a xlink:type="simple" xlink:href="http://www.openoffice.org/project/projects/native-lang.html"><text:span text:style-name="T8">multilingual</text:span></text:a><text:span text:style-name="T8"> </text:span><text:a xlink:type="simple" xlink:href="http://www.openoffice.org/product/index.html"><text:span text:style-name="T3">office suite</text:span></text:a><text:span text:style-name="T3"> and</text:span> an <text:a xlink:type="simple" xlink:href="http://www.opensource.org/docs/definition.php"><text:span text:style-name="T5">open-source</text:span></text:a><text:span text:style-name="T5"> project.</text:span> <text:span text:style-name="T10">Compatible</text:span> with all <text:span text:style-name="T3">other</text:span> <text:span text:style-name="T6">major</text:span> <text:span text:style-name="T5">office</text:span> <text:span text:style-name="T5">suites</text:span>, the product is <text:span text:style-name="T9">free to download</text:span>, use, and distribute. To help build the community,<text:span text:style-name="T6"> </text:span><text:a xlink:type="simple" xlink:href="http://contributing.openoffice.org/index.html"><text:span text:style-name="T6">join us</text:span></text:a><text:span text:style-name="T6">. </text:span></text:p>
      <text:h text:style-name="Heading_20_2" text:outline-level="2">Level2</text:h>
      <text:p text:style-name="Text_20_body"><text:span text:style-name="T8">OpenOffice.org</text:span> is <text:span text:style-name="T5">a </text:span><text:a xlink:type="simple" xlink:href="http://www.openoffice.org/dev_docs/source/sys_reqs.html"><text:span text:style-name="T5">multiplatfor</text:span></text:a><text:a xlink:type="simple" xlink:href="http://www.openoffice.org/dev_docs/source/sys_reqs.html">m</text:a> and<text:span text:style-name="T8"> </text:span><text:a xlink:type="simple" xlink:href="http://www.openoffice.org/project/projects/native-lang.html"><text:span text:style-name="T8">multilingual</text:span></text:a><text:span text:style-name="T8"> </text:span><text:a xlink:type="simple" xlink:href="http://www.openoffice.org/product/index.html"><text:span text:style-name="T3">office suite</text:span></text:a><text:span text:style-name="T3"> and</text:span> an <text:a xlink:type="simple" xlink:href="http://www.opensource.org/docs/definition.php"><text:span text:style-name="T5">open-source</text:span></text:a><text:span text:style-name="T5"> project.</text:span> <text:span text:style-name="T10">Compatible</text:span> with all <text:span text:style-name="T3">other</text:span> <text:span text:style-name="T6">major</text:span> <text:span text:style-name="T5">office</text:span> <text:span text:style-name="T5">suites</text:span>, the product is <text:span text:style-name="T9">free to download</text:span>, use, and distribute. To help build the community,<text:span text:style-name="T6"> </text:span><text:a xlink:type="simple" xlink:href="http://contributing.openoffice.org/index.html"><text:span text:style-name="T6">join us</text:span></text:a><text:span text:style-name="T6">. </text:span></text:p>
      <text:p text:style-name="Text_20_body"><text:span text:style-name="T8">OpenOffice.org</text:span> is <text:span text:style-name="T5">a </text:span><text:a xlink:type="simple" xlink:href="http://www.openoffice.org/dev_docs/source/sys_reqs.html"><text:span text:style-name="T5">multiplatfor</text:span></text:a><text:a xlink:type="simple" xlink:href="http://www.openoffice.org/dev_docs/source/sys_reqs.html">m</text:a> and<text:span text:style-name="T8"> </text:span><text:a xlink:type="simple" xlink:href="http://www.openoffice.org/project/projects/native-lang.html"><text:span text:style-name="T8">multilingual</text:span></text:a><text:span text:style-name="T8"> </text:span><text:a xlink:type="simple" xlink:href="http://www.openoffice.org/product/index.html"><text:span text:style-name="T3">office suite</text:span></text:a><text:span text:style-name="T3"> and</text:span> an <text:a xlink:type="simple" xlink:href="http://www.opensource.org/docs/definition.php"><text:span text:style-name="T5">open-source</text:span></text:a><text:span text:style-name="T5"> project.</text:span> <text:span text:style-name="T10">Compatible</text:span> with all <text:span text:style-name="T3">other</text:span> <text:span text:style-name="T6">major</text:span> <text:span text:style-name="T5">office</text:span> <text:span text:style-name="T5">suites</text:span>, the product is <text:span text:style-name="T9">free to download</text:span>, use, and distribute. To help build the community,<text:span text:style-name="T6"> </text:span><text:a xlink:type="simple" xlink:href="http://contributing.openoffice.org/index.html"><text:span text:style-name="T6">join us</text:span></text:a><text:span text:style-name="T6">. </text:span></text:p>
      <text:h text:style-name="Heading_20_3" text:outline-level="3">Level3</text:h>
      <text:p text:style-name="Text_20_body"><text:span text:style-name="T8">OpenOffice.org</text:span> is <text:span text:style-name="T5">a </text:span><text:a xlink:type="simple" xlink:href="http://www.openoffice.org/dev_docs/source/sys_reqs.html"><text:span text:style-name="T5">multiplatfor</text:span></text:a><text:a xlink:type="simple" xlink:href="http://www.openoffice.org/dev_docs/source/sys_reqs.html">m</text:a> and<text:span text:style-name="T8"> </text:span><text:a xlink:type="simple" xlink:href="http://www.openoffice.org/project/projects/native-lang.html"><text:span text:style-name="T8">multilingual</text:span></text:a><text:span text:style-name="T8"> </text:span><text:a xlink:type="simple" xlink:href="http://www.openoffice.org/product/index.html"><text:span text:style-name="T3">office suite</text:span></text:a><text:span text:style-name="T3"> and</text:span> an <text:a xlink:type="simple" xlink:href="http://www.opensource.org/docs/definition.php"><text:span text:style-name="T5">open-source</text:span></text:a><text:span text:style-name="T5"> project.</text:span> <text:span text:style-name="T10">Compatible</text:span> with all <text:span text:style-name="T3">other</text:span> <text:span text:style-name="T6">major</text:span> <text:span text:style-name="T5">office</text:span> <text:span text:style-name="T5">suites</text:span>, the product is <text:span text:style-name="T9">free to download</text:span>, use, and distribute. To help build the community,<text:span text:style-name="T6"> </text:span><text:a xlink:type="simple" xlink:href="http://contributing.openoffice.org/index.html"><text:span text:style-name="T6">join us</text:span></text:a><text:span text:style-name="T6">. </text:span></text:p>
      <text:p text:style-name="Text_20_body"><text:span text:style-name="T8">OpenOffice.org</text:span> is <text:span text:style-name="T5">a </text:span><text:a xlink:type="simple" xlink:href="http://www.openoffice.org/dev_docs/source/sys_reqs.html"><text:span text:style-name="T5">multiplatfor</text:span></text:a><text:a xlink:type="simple" xlink:href="http://www.openoffice.org/dev_docs/source/sys_reqs.html">m</text:a> and<text:span text:style-name="T8"> </text:span><text:a xlink:type="simple" xlink:href="http://www.openoffice.org/project/projects/native-lang.html"><text:span text:style-name="T8">multilingual</text:span></text:a><text:span text:style-name="T8"> </text:span><text:a xlink:type="simple" xlink:href="http://www.openoffice.org/product/index.html"><text:span text:style-name="T3">office suite</text:span></text:a><text:span text:style-name="T3"> and</text:span> an <text:a xlink:type="simple" xlink:href="http://www.opensource.org/docs/definition.php"><text:span text:style-name="T5">open-source</text:span></text:a><text:span text:style-name="T5"> project.</text:span> <text:span text:style-name="T10">Compatible</text:span> with all <text:span text:style-name="T3">other</text:span> <text:span text:style-name="T6">major</text:span> <text:span text:style-name="T5">office</text:span> <text:span text:style-name="T5">suites</text:span>, the product is <text:span text:style-name="T9">free to download</text:span>, use, and distribute. To help build the community,<text:span text:style-name="T6"> </text:span><text:a xlink:type="simple" xlink:href="http://contributing.openoffice.org/index.html"><text:span text:style-name="T6">join us</text:span></text:a><text:span text:style-name="T6">. </text:span></text:p>
      <text:h text:style-name="Heading_20_3" text:outline-level="3">Level3</text:h>
      <text:p text:style-name="Text_20_body"/>
      <text:p text:style-name="Text_20_body"/>
      <text:p text:style-name="Text_20_body"><text:span text:style-name="T8">OpenOffice.org</text:span> is <text:span text:style-name="T5">a </text:span><text:a xlink:type="simple" xlink:href="http://www.openoffice.org/dev_docs/source/sys_reqs.html"><text:span text:style-name="T5">multiplatfor</text:span></text:a><text:a xlink:type="simple" xlink:href="http://www.openoffice.org/dev_docs/source/sys_reqs.html">m</text:a> and<text:span text:style-name="T8"> </text:span><text:a xlink:type="simple" xlink:href="http://www.openoffice.org/project/projects/native-lang.html"><text:span text:style-name="T8">multilingual</text:span></text:a><text:span text:style-name="T8"> </text:span><text:a xlink:type="simple" xlink:href="http://www.openoffice.org/product/index.html"><text:span text:style-name="T3">office suite</text:span></text:a><text:span text:style-name="T3"> and</text:span> an <text:a xlink:type="simple" xlink:href="http://www.opensource.org/docs/definition.php"><text:span text:style-name="T5">open-source</text:span></text:a><text:span text:style-name="T5"> project.</text:span> <text:span text:style-name="T10">Compatible</text:span> with all <text:span text:style-name="T3">other</text:span> <text:span text:style-name="T6">major</text:span> <text:span text:style-name="T5">office</text:span> <text:span text:style-name="T5">suites</text:span>, the product is <text:span text:style-name="T9">free to download</text:span>, use, and distribute. To help build the community,<text:span text:style-name="T6"> </text:span><text:a xlink:type="simple" xlink:href="http://contributing.openoffice.org/index.html"><text:span text:style-name="T6">join us</text:span></text:a><text:span text:style-name="T6">. </text:span></text:p>
      <text:h text:style-name="Heading_20_4" text:outline-level="4">Level4</text:h>
      <text:p text:style-name="Text_20_body"><text:span text:style-name="T8">OpenOffice.org</text:span> is <text:span text:style-name="T5">a </text:span><text:a xlink:type="simple" xlink:href="http://www.openoffice.org/dev_docs/source/sys_reqs.html"><text:span text:style-name="T5">multiplatfor</text:span></text:a><text:a xlink:type="simple" xlink:href="http://www.openoffice.org/dev_docs/source/sys_reqs.html">m</text:a> and<text:span text:style-name="T8"> </text:span><text:a xlink:type="simple" xlink:href="http://www.openoffice.org/project/projects/native-lang.html"><text:span text:style-name="T8">multilingual</text:span></text:a><text:span text:style-name="T8"> </text:span><text:a xlink:type="simple" xlink:href="http://www.openoffice.org/product/index.html"><text:span text:style-name="T3">office suite</text:span></text:a><text:span text:style-name="T3"> and</text:span> an <text:a xlink:type="simple" xlink:href="http://www.opensource.org/docs/definition.php"><text:span text:style-name="T5">open-source</text:span></text:a><text:span text:style-name="T5"> project.</text:span> <text:span text:style-name="T10">Compatible</text:span> with all <text:span text:style-name="T3">other</text:span> <text:span text:style-name="T6">major</text:span> <text:span text:style-name="T5">office</text:span> <text:span text:style-name="T5">suites</text:span>, the product is <text:span text:style-name="T9">free to download</text:span>, use, and distribute. To help build the community,<text:span text:style-name="T6"> </text:span><text:a xlink:type="simple" xlink:href="http://contributing.openoffice.org/index.html"><text:span text:style-name="T6">join us</text:span></text:a><text:span text:style-name="T6">. </text:span></text:p>
      <text:h text:style-name="Heading_20_3" text:outline-level="3">Level3</text:h>
      <text:p text:style-name="Text_20_body"><text:span text:style-name="T18">Left: </text:span><text:span text:style-name="T8">OpenOffice.org</text:span> is <text:span text:style-name="T5">a </text:span><text:a xlink:type="simple" xlink:href="http://www.openoffice.org/dev_docs/source/sys_reqs.html"><text:span text:style-name="T5">multiplatfor</text:span></text:a><text:a xlink:type="simple" xlink:href="http://www.openoffice.org/dev_docs/source/sys_reqs.html">m</text:a> and<text:span text:style-name="T8"> </text:span><text:a xlink:type="simple" xlink:href="http://www.openoffice.org/project/projects/native-lang.html"><text:span text:style-name="T8">multilingual</text:span></text:a><text:span text:style-name="T8"> </text:span><text:a xlink:type="simple" xlink:href="http://www.openoffice.org/product/index.html"><text:span text:style-name="T3">office suite</text:span></text:a><text:span text:style-name="T3"> and</text:span> an <text:a xlink:type="simple" xlink:href="http://www.opensource.org/docs/definition.php"><text:span text:style-name="T5">open-source</text:span></text:a><text:span text:style-name="T5"> project.</text:span> <text:span text:style-name="T10">Compatible</text:span> with all <text:span text:style-name="T3">other</text:span> <text:span text:style-name="T6">major</text:span> <text:span text:style-name="T5">office</text:span> <text:span text:style-name="T5">suites</text:span>, the product is <text:span text:style-name="T9">free to download</text:span>, use, and distribute. To help build the community,<text:span text:style-name="T6"> </text:span><text:a xlink:type="simple" xlink:href="http://contributing.openoffice.org/index.html"><text:span text:style-name="T6">join us</text:span></text:a><text:span text:style-name="T6">. </text:span></text:p>
      <text:h text:style-name="Heading_20_2" text:outline-level="2">Level2</text:h>
      <text:p text:style-name="P7"><text:span text:style-name="T13">Justified: </text:span><text:span text:style-name="T8">OpenOffice.org</text:span> is <text:span text:style-name="T5">a </text:span><text:a xlink:type="simple" xlink:href="http://www.openoffice.org/dev_docs/source/sys_reqs.html"><text:span text:style-name="T5">multiplatfor</text:span></text:a><text:a xlink:type="simple" xlink:href="http://www.openoffice.org/dev_docs/source/sys_reqs.html">m</text:a> and<text:span text:style-name="T8"> </text:span><text:a xlink:type="simple" xlink:href="http://www.openoffice.org/project/projects/native-lang.html"><text:span text:style-name="T8">multilingual</text:span></text:a><text:span text:style-name="T8"> </text:span><text:a xlink:type="simple" xlink:href="http://www.openoffice.org/product/index.html"><text:span text:style-name="T3">office suite</text:span></text:a><text:span text:style-name="T3"> and</text:span> an <text:a xlink:type="simple" xlink:href="http://www.opensource.org/docs/definition.php"><text:span text:style-name="T5">open-source</text:span></text:a><text:span text:style-name="T5"> project.</text:span> <text:span text:style-name="T10">Compatible</text:span> with all <text:span text:style-name="T3">other</text:span> <text:span text:style-name="T6">major</text:span> <text:span text:style-name="T5">office</text:span> <text:span text:style-name="T5">suites</text:span>, the product is <text:span text:style-name="T9">free to download</text:span>, use, and distribute. To help build the community,<text:span text:style-name="T6"> </text:span><text:a xlink:type="simple" xlink:href="http://contributing.openoffice.org/index.html"><text:span text:style-name="T6">join us</text:span></text:a><text:span text:style-name="T6">. </text:span></text:p>
      <text:h text:style-name="Heading_20_3" text:outline-level="3">Level3</text:h>
      <text:p text:style-name="P6"><text:span text:style-name="T17">Center: </text:span><text:span text:style-name="T8">OpenOffice.org</text:span> is <text:span text:style-name="T5">a </text:span><text:a xlink:type="simple" xlink:href="http://www.openoffice.org/dev_docs/source/sys_reqs.html"><text:span text:style-name="T5">multiplatfor</text:span></text:a><text:a xlink:type="simple" xlink:href="http://www.openoffice.org/dev_docs/source/sys_reqs.html">m</text:a> and<text:span text:style-name="T8"> </text:span><text:a xlink:type="simple" xlink:href="http://www.openoffice.org/project/projects/native-lang.html"><text:span text:style-name="T8">multilingual</text:span></text:a><text:span text:style-name="T8"> </text:span><text:a xlink:type="simple" xlink:href="http://www.openoffice.org/product/index.html"><text:span text:style-name="T3">office suite</text:span></text:a><text:span text:style-name="T3"> and</text:span> an <text:a xlink:type="simple" xlink:href="http://www.opensource.org/docs/definition.php"><text:span text:style-name="T5">open-source</text:span></text:a><text:span text:style-name="T5"> project.</text:span> <text:span text:style-name="T10">Compatible</text:span> with all <text:span text:style-name="T3">other</text:span> <text:span text:style-name="T6">major</text:span> <text:span text:style-name="T5">office</text:span> <text:span text:style-name="T5">suites</text:span>, the product is <text:span text:style-name="T9">free to download</text:span>, use, and distribute. To help build the community,<text:span text:style-name="T6"> </text:span><text:a xlink:type="simple" xlink:href="http://contributing.openoffice.org/index.html"><text:span text:style-name="T6">join us</text:span></text:a><text:span text:style-name="T6">. </text:span></text:p>
      <text:h text:style-name="P13" text:outline-level="1">Level1</text:h>
      <text:p text:style-name="P11"><text:span text:style-name="T13">Right: </text:span><text:span text:style-name="T8">OpenOffice.org</text:span> is <text:span text:style-name="T5">a </text:span><text:a xlink:type="simple" xlink:href="http://www.openoffice.org/dev_docs/source/sys_reqs.html"><text:span text:style-name="T5">multiplatfor</text:span></text:a><text:a xlink:type="simple" xlink:href="http://www.openoffice.org/dev_docs/source/sys_reqs.html">m</text:a> and<text:span text:style-name="T8"> </text:span><text:a xlink:type="simple" xlink:href="http://www.openoffice.org/project/projects/native-lang.html"><text:span text:style-name="T8">multilingual</text:span></text:a><text:span text:style-name="T8"> </text:span><text:a xlink:type="simple" xlink:href="http://www.openoffice.org/product/index.html"><text:span text:style-name="T3">office suite</text:span></text:a><text:span text:style-name="T3"> and</text:span> an <text:a xlink:type="simple" xlink:href="http://www.opensource.org/docs/definition.php"><text:span text:style-name="T5">open-source</text:span></text:a><text:span text:style-name="T5"> project.</text:span> <text:span text:style-name="T10">Compatible</text:span> with all <text:span text:style-name="T3">other</text:span> <text:span text:style-name="T6">major</text:span> <text:span text:style-name="T5">office</text:span> <text:span text:style-name="T5">suites</text:span>, the product is <text:span text:style-name="T9">free to download</text:span>, use, and distribute. To help build the community,<text:span text:style-name="T6"> </text:span><text:a xlink:type="simple" xlink:href="http://contributing.openoffice.org/index.html"><text:span text:style-name="T6">join us</text:span></text:a><text:span text:style-name="T6">. </text:span></text:p>
      <text:p text:style-name="P10"/>
      <text:p text:style-name="P10">Test</text:p>
      <text:p text:style-name="Text_20_body"/>
      <text:p text:style-name="Preformatted_20_Text"/>
      <text:list text:style-name="L2">
        <text:list-item>
          <text:p text:style-name="P81"><text:span text:style-name="T1">Unordered </text:span><text:a xlink:type="simple" xlink:href="http://meta.wikimedia.org/wiki/Help:List"><text:span text:style-name="T1">lists</text:span></text:a> are easy to do: </text:p>
          <text:list>
            <text:list-item>
              <text:p text:style-name="P81">Start every line with a star. </text:p>
              <text:list>
                <text:list-item>
                  <text:p text:style-name="P81">More stars indicate a deeper level. </text:p>
                </text:list-item>
              </text:list>
            </text:list-item>
          </text:list>
          <text:p text:style-name="P29">Previous item continues. </text:p>
          <text:list>
            <text:list-item>
              <text:p text:style-name="P81">A newline </text:p>
            </text:list-item>
          </text:list>
        </text:list-item>
        <text:list-item>
          <text:p text:style-name="P72">in a list </text:p>
        </text:list-item>
      </text:list>
      <text:p text:style-name="Text_20_body">marks the end of the list.</text:p>
      <text:list text:style-name="L3">
        <text:list-item>
          <text:p text:style-name="P73">Of course you can start again. </text:p>
        </text:list-item>
      </text:list>
      <text:p text:style-name="Preformatted_20_Text"/>
      <text:p text:style-name="Preformatted_20_Text"/>
      <text:list text:style-name="L4">
        <text:list-item>
          <text:p text:style-name="P85"><text:span text:style-name="T1">Numbered lists</text:span> are: </text:p>
          <text:list>
            <text:list-item>
              <text:p text:style-name="P85">Very organized </text:p>
            </text:list-item>
            <text:list-item>
              <text:p text:style-name="P74">Easy to follow </text:p>
            </text:list-item>
          </text:list>
        </text:list-item>
      </text:list>
      <text:p text:style-name="Text_20_body">A newline marks the end of the list.</text:p>
      <text:list text:style-name="L5">
        <text:list-item>
          <text:p text:style-name="P75">New numbering starts with 1. </text:p>
        </text:list-item>
      </text:list>
      <text:p text:style-name="P12"/>
      <text:p text:style-name="Preformatted_20_Text"/>
      <text:p text:style-name="Preformatted_20_Text"/>
      <text:p text:style-name="Text_20_body">Here's a <text:span text:style-name="T1">definition list</text:span>:</text:p>
      <text:list text:style-name="L6">
        <text:list-item>
          <text:p text:style-name="P64">Word</text:p>
          <text:p text:style-name="P30">Definition of the word </text:p>
        </text:list-item>
        <text:list-item>
          <text:p text:style-name="P64">A longer phrase needing definition </text:p>
        </text:list-item>
        <text:list-item>
          <text:p text:style-name="P30">Phrase defined </text:p>
        </text:list-item>
        <text:list-item>
          <text:p text:style-name="P64">A word</text:p>
        </text:list-item>
        <text:list-item>
          <text:p text:style-name="P30">Which has a definition </text:p>
        </text:list-item>
        <text:list-item>
          <text:p text:style-name="P30">Also a second one </text:p>
        </text:list-item>
        <text:list-item>
          <text:p text:style-name="P36">And even a third </text:p>
        </text:list-item>
      </text:list>
      <text:p text:style-name="Text_20_body">Begin with a semicolon. One item per line; a newline can appear before the colon, but using a space before the colon improves parsing.</text:p>
      <text:p text:style-name="Preformatted_20_Text"/>
      <text:p text:style-name="Preformatted_20_Text"/>
      <text:p text:style-name="P1">You can even do mixed lists </text:p>
      <text:list text:style-name="L7">
        <text:list-item>
          <text:p text:style-name="P87">and nest them </text:p>
        </text:list-item>
        <text:list-item>
          <text:p text:style-name="P87">inside each other </text:p>
          <text:list>
            <text:list-item>
              <text:p text:style-name="P87">or break lines<text:line-break/>in lists. </text:p>
            </text:list-item>
          </text:list>
          <text:p text:style-name="P67">definition lists </text:p>
          <text:p text:style-name="P34">can be </text:p>
          <text:p text:style-name="P69">nested</text:p>
          <text:p text:style-name="P37">too </text:p>
        </text:list-item>
      </text:list>
      <text:p text:style-name="Preformatted_20_Text"/>
      <text:p text:style-name="Preformatted_20_Text"/>
      <text:p text:style-name="P1">You can even do mixed lists </text:p>
      <text:list text:style-name="L8">
        <text:list-item>
          <text:p text:style-name="P90">and nest them </text:p>
        </text:list-item>
        <text:list-item>
          <text:p text:style-name="P90">inside each other </text:p>
          <text:list>
            <text:list-item>
              <text:p text:style-name="P90">or break lines<text:line-break/>in lists. </text:p>
            </text:list-item>
          </text:list>
          <text:p text:style-name="P68">definition lists </text:p>
          <text:p text:style-name="P35">can be </text:p>
          <text:p text:style-name="P70">nested</text:p>
          <text:p text:style-name="P38">too</text:p>
        </text:list-item>
        <text:list-item>
          <text:p text:style-name="P38">ee</text:p>
        </text:list-item>
        <text:list-item>
          <text:p text:style-name="P38">ee</text:p>
          <text:list>
            <text:list-item>
              <text:p text:style-name="P38">eee</text:p>
            </text:list-item>
            <text:list-item>
              <text:p text:style-name="P38">eeee</text:p>
              <text:list>
                <text:list-item>
                  <text:p text:style-name="P38">eeeee</text:p>
                </text:list-item>
                <text:list-item>
                  <text:p text:style-name="P38">eeee</text:p>
                </text:list-item>
              </text:list>
            </text:list-item>
            <text:list-item>
              <text:p text:style-name="P38">kjjkjk</text:p>
            </text:list-item>
          </text:list>
        </text:list-item>
        <text:list-item>
          <text:p text:style-name="P38">klklklkl</text:p>
        </text:list-item>
      </text:list>
      <text:list text:style-name="L9">
        <text:list-item>
          <text:p text:style-name="P47">aslasasl</text:p>
        </text:list-item>
        <text:list-item>
          <text:p text:style-name="P47">salkklas</text:p>
          <text:list>
            <text:list-item>
              <text:p text:style-name="P47">slsdlsdl</text:p>
            </text:list-item>
            <text:list-item>
              <text:p text:style-name="P47">dslksdlksdkl</text:p>
            </text:list-item>
            <text:list-item>
              <text:p text:style-name="P47">sdklsdlksd</text:p>
              <text:list>
                <text:list-item>
                  <text:p text:style-name="P47">dsklsdlksdkl</text:p>
                </text:list-item>
                <text:list-item>
                  <text:p text:style-name="P47">sdklsdlksd</text:p>
                  <text:list>
                    <text:list-item>
                      <text:p text:style-name="P47">kdsklsdklsd</text:p>
                      <text:list>
                        <text:list-item>
                          <text:p text:style-name="P47">sdklsdklsdkl</text:p>
                        </text:list-item>
                        <text:list-item>
                          <text:p text:style-name="P47">sdklsdlksd</text:p>
                        </text:list-item>
                      </text:list>
                    </text:list-item>
                    <text:list-item>
                      <text:p text:style-name="P47">cdkldfkldf</text:p>
                    </text:list-item>
                  </text:list>
                </text:list-item>
              </text:list>
            </text:list-item>
            <text:list-item>
              <text:p text:style-name="P47">fdkldflkdfkl</text:p>
            </text:list-item>
            <text:list-item>
              <text:p text:style-name="P47">dkldflkdf</text:p>
            </text:list-item>
            <text:list-item>
              <text:p text:style-name="P47">fdkldfkldf</text:p>
            </text:list-item>
          </text:list>
        </text:list-item>
        <text:list-item>
          <text:p text:style-name="P47">dfjkdfjkdf</text:p>
        </text:list-item>
        <text:list-item>
          <text:p text:style-name="P47">dfjkdfjk</text:p>
        </text:list-item>
        <text:list-item>
          <text:p text:style-name="P47"/>
        </text:list-item>
      </text:list>
      <text:p text:style-name="P14">You can add footnotes to sentences using the <text:span text:style-name="T1">ref</text:span> tag -- this is especially good for citing a source.</text:p>
      <text:p text:style-name="P4">There are over six billion people in the world.<text:note text:id="ftn1" text:note-class="footnote"><text:note-citation>1</text:note-citation><text:note-body><text:list text:style-name="L10"><text:list-item><text:p text:style-name="P76"><text:bookmark text:name="_note-0"/><text:a xlink:type="simple" xlink:href="http://meta.wikimedia.org/wiki/Help:Wikitext_examples#_ref-0">↑</text:a> CIA World Factbook, 2006. </text:p></text:list-item></text:list><text:p text:style-name="Text_20_body">For details, see <text:a xlink:type="simple" xlink:href="http://en.wikipedia.org/wiki/Footnotes">Wikipedia:Footnotes</text:a> and <text:a xlink:type="simple" xlink:href="http://meta.wikimedia.org/wiki/Help:Footnotes">Help:Footnotes</text:a>.</text:p></text:note-body></text:note></text:p>
      <text:p text:style-name="Preformatted_20_Text"/>
      <text:p text:style-name="Preformatted_20_Text"/>
      <text:p text:style-name="Preformatted_20_Text">Here's a link to a page named <text:a xlink:type="simple" xlink:href="http://meta.wikimedia.org/wiki/Official_position">Official position</text:a>. You can even say <text:a xlink:type="simple" xlink:href="http://meta.wikimedia.org/wiki/Official_position">official positions</text:a> and the link will show<text:note text:id="ftn2" text:note-class="footnote"><text:note-citation>2</text:note-citation><text:note-body><text:p text:style-name="Footnote">More information</text:p></text:note-body></text:note> up correctly. </text:p>
      <text:p text:style-name="Preformatted_20_Text"/>
      <text:p text:style-name="Preformatted_20_Text">You can put formatting around a link. Example: <text:a xlink:type="simple" xlink:href="http://meta.wikimedia.org/wiki/Wikipedia"><text:span text:style-name="T1">Wikipedia</text:span></text:a>. </text:p>
      <text:p text:style-name="Preformatted_20_Text"/>
      <text:p text:style-name="Preformatted_20_Text">The <text:span text:style-name="T1">first letter</text:span> of articles is automatically capitalized, so <text:a xlink:type="simple" xlink:href="http://meta.wikimedia.org/wiki/Wikipedia">wikipedia</text:a> goes to the same place as <text:a xlink:type="simple" xlink:href="http://meta.wikimedia.org/wiki/Wikipedia">Wikipedia</text:a>. Capitalization matters after the first letter. </text:p>
      <text:p text:style-name="Preformatted_20_Text"/>
      <text:p text:style-name="Preformatted_20_Text"><text:a xlink:type="simple" xlink:href="http://meta.wikimedia.org/w/index.php?title=The_weather_in_London&amp;action=edit">The weather in London</text:a> is a page that doesn't exist yet. You could create it by clicking on the link. </text:p>
      <text:p text:style-name="Preformatted_20_Text"/>
      <text:p text:style-name="Text_20_body">You can link to a page section by its title:</text:p>
      <text:list text:style-name="L11">
        <text:list-item>
          <text:p text:style-name="P77"><text:a xlink:type="simple" xlink:href="http://meta.wikimedia.org/w/index.php?title=List_of_cities_by_country&amp;action=edit">List of cities by country#Morocco</text:a>. </text:p>
        </text:list-item>
      </text:list>
      <text:p text:style-name="Text_20_body">If multiple sections have the same title, add a number. <text:a xlink:type="simple" xlink:href="http://meta.wikimedia.org/wiki/Help:Wikitext_examples#Example_section_3">#Example section 3</text:a> goes to the third section named "Example section".</text:p>
      <text:p text:style-name="Preformatted_20_Text"/>
      <text:p text:style-name="Preformatted_20_Text"/>
      <text:p text:style-name="Text_20_body">You can make a link point to a different place with a <text:a xlink:type="simple" xlink:href="http://meta.wikimedia.org/wiki/Help:Piped_link">piped link</text:a>. Put the link target first, then the pipe character "|", then the link text.</text:p>
      <text:list text:style-name="L12">
        <text:list-item>
          <text:p text:style-name="P93"><text:a xlink:type="simple" xlink:href="http://meta.wikimedia.org/wiki/Help:Link">About Links</text:a> </text:p>
        </text:list-item>
        <text:list-item>
          <text:p text:style-name="P78"><text:a xlink:type="simple" xlink:href="http://meta.wikimedia.org/w/index.php?title=List_of_cities_by_country&amp;action=edit">Cities in Morocco</text:a> </text:p>
        </text:list-item>
      </text:list>
      <text:p text:style-name="Text_20_body">Or you can use the "pipe trick" so that text in parentheses or text after a comma does not appear.</text:p>
      <text:list text:style-name="L13">
        <text:list-item>
          <text:p text:style-name="P94"><text:a xlink:type="simple" xlink:href="http://meta.wikimedia.org/w/index.php?title=Spinning_%28textiles%29&amp;action=edit">Spinning</text:a> </text:p>
        </text:list-item>
        <text:list-item>
          <text:p text:style-name="P79"><text:a xlink:type="simple" xlink:href="http://meta.wikimedia.org/w/index.php?title=Boston%2C_Massachusetts&amp;action=edit">Boston</text:a> </text:p>
        </text:list-item>
      </text:list>
      <text:p text:style-name="Preformatted_20_Text"/>
      <text:p text:style-name="Preformatted_20_Text"/>
      <text:p text:style-name="Text_20_body">You can make an external link just by typing a URL: <text:a xlink:type="simple" xlink:href="http://www.nupedia.com/">http://www.nupedia.com</text:a></text:p>
      <text:p text:style-name="Text_20_body">You can give it a title: <text:a xlink:type="simple" xlink:href="http://www.nupedia.com/">Nupedia</text:a></text:p>
      <text:p text:style-name="Text_20_body">Or leave the title blank: <text:a xlink:type="simple" xlink:href="http://www.nupedia.com/">[1]</text:a></text:p>
      <text:p text:style-name="Preformatted_20_Text"/>
      <text:p text:style-name="Preformatted_20_Text"/>
      <text:p text:style-name="Preformatted_20_Text">Linking to an e-mail address works the same way: <text:a xlink:type="simple" xlink:href="mailto:someone@example.com">mailto:someone@example.com</text:a> or <text:a xlink:type="simple" xlink:href="mailto:someone@example.com">someone</text:a> </text:p>
      <text:p text:style-name="Preformatted_20_Text"/>
      <text:p text:style-name="Preformatted_20_Text">You can <text:a xlink:type="simple" xlink:href="http://meta.wikimedia.org/wiki/Help:Redirect">redirect</text:a> the user to another page. </text:p>
      <text:p text:style-name="Preformatted_20_Text"/>
      <text:p text:style-name="Preformatted_20_Text"/>
      <text:p text:style-name="Text_20_body"><text:a xlink:type="simple" xlink:href="http://meta.wikimedia.org/wiki/Help:Category">Category links</text:a> do not show up in line but instead at page bottom <text:span text:style-name="T1">and cause the page to be</text:span> listed in the category.</text:p>
      <text:p text:style-name="Text_20_body">Add an extra colon to <text:span text:style-name="T1">link</text:span> to a category in line without causing the page to be listed in the category: <text:a xlink:type="simple" xlink:href="http://meta.wikimedia.org/wiki/Category:English_documentation">Category:English documentation</text:a></text:p>
      <text:p text:style-name="Preformatted_20_Text"/>
      <text:p text:style-name="Preformatted_20_Text"/>
      <text:p text:style-name="Text_20_body">The Wiki reformats linked dates to match the reader's date preferences. These three dates will show up the same if you choose a format in your <text:a xlink:type="simple" xlink:href="http://meta.wikimedia.org/wiki/Special:Preferences">Preferences</text:a>:</text:p>
      <text:list text:style-name="L14">
        <text:list-item>
          <text:p text:style-name="P95"><text:a xlink:type="simple" xlink:href="http://meta.wikimedia.org/w/index.php?title=1969&amp;action=edit">1969</text:a>-<text:a xlink:type="simple" xlink:href="http://meta.wikimedia.org/w/index.php?title=July_20&amp;action=edit">07-20</text:a> </text:p>
        </text:list-item>
        <text:list-item>
          <text:p text:style-name="P95"><text:a xlink:type="simple" xlink:href="http://meta.wikimedia.org/w/index.php?title=July_20&amp;action=edit">July 20</text:a>, <text:a xlink:type="simple" xlink:href="http://meta.wikimedia.org/w/index.php?title=1969&amp;action=edit">1969</text:a> </text:p>
        </text:list-item>
        <text:list-item>
          <text:p text:style-name="P80"><text:a xlink:type="simple" xlink:href="http://meta.wikimedia.org/w/index.php?title=July_20&amp;action=edit">20 July</text:a> <text:a xlink:type="simple" xlink:href="http://meta.wikimedia.org/w/index.php?title=1969&amp;action=edit">1969</text:a> </text:p>
        </text:list-item>
      </text:list>
      <text:p text:style-name="Preformatted_20_Text"/>
      <text:p text:style-name="Preformatted_20_Text"/>
      <text:p text:style-name="Text_20_body">A picture, including alternate text:</text:p>
      <text:p text:style-name="Text_20_body"><draw:a xlink:type="simple" xlink:href="http://meta.wikimedia.org/wiki/Image:Wiki.png"><draw:frame draw:style-name="fr2" draw:name="Kép1" text:anchor-type="as-char" svg:width="1.4339in" svg:height="1.4339in" draw:z-index="0"><draw:image xlink:href="http://upload.wikimedia.org/wikipedia/meta/b/bc/Wiki.png" xlink:type="simple" xlink:show="embed" xlink:actuate="onLoad"/><svg:desc>This Wiki's logo</svg:desc></draw:frame></draw:a></text:p>
      <text:p text:style-name="Text_20_body">You can put the image in a frame with a caption:</text:p>
      <text:p text:style-name="Text_20_body"/>
      <text:p text:style-name="P8"><draw:a xlink:type="simple" xlink:href="http://meta.wikimedia.org/wiki/Image:Wiki.png"><draw:frame draw:style-name="fr2" draw:name="Kép2" text:anchor-type="as-char" svg:width="1.4339in" svg:height="1.4339in" draw:z-index="1"><draw:image xlink:href="http://upload.wikimedia.org/wikipedia/meta/b/bc/Wiki.png" xlink:type="simple" xlink:show="embed" xlink:actuate="onLoad"/><svg:desc>This Wiki's logo</svg:desc></draw:frame></draw:a></text:p>
      <text:p text:style-name="P8">This Wiki's logo</text:p>
      <text:p text:style-name="Preformatted_20_Text"/>
      <text:p text:style-name="Preformatted_20_Text"><draw:frame draw:style-name="fr1" draw:name="Keret1" text:anchor-type="paragraph" svg:x="4.0839in" svg:y="0.1307in" svg:width="2.8244in" draw:z-index="2"><draw:text-box fo:min-height="2.9291in"><text:p text:style-name="P9"><draw:a xlink:type="simple" xlink:href="http://meta.wikimedia.org/wiki/Image:Wiki.png"><draw:frame draw:style-name="fr2" draw:name="Kép3" text:anchor-type="as-char" svg:width="1.4339in" svg:height="1.4339in" draw:z-index="3"><draw:image xlink:href="http://upload.wikimedia.org/wikipedia/meta/b/bc/Wiki.png" xlink:type="simple" xlink:show="embed" xlink:actuate="onLoad"/><svg:desc>This Wiki's logo</svg:desc></draw:frame></draw:a></text:p><text:p text:style-name="P9">This Wiki's logo</text:p><text:p text:style-name="Preformatted_20_Text"/><text:p text:style-name="Preformatted_20_Text"/><text:p text:style-name="P7">A link to Wikipedia's page for the image: <text:a xlink:type="simple" xlink:href="http://meta.wikimedia.org/wiki/Image:Wiki.png">Image:Wiki.png</text:a></text:p><text:p text:style-name="P7">Or a link directly to the image itself: <text:a xlink:type="simple" xlink:href="http://upload.wikimedia.org/wikipedia/meta/b/bc/Wiki.png">Media:Wiki.png</text:a></text:p></draw:text-box></draw:frame></text:p>
      <text:p text:style-name="Text_20_body"><text:bookmark text:name="Here01"/>A link to Wikipedia's page for the image: <text:a xlink:type="simple" xlink:href="http://meta.wikimedia.org/wiki/Image:Wiki.png">Image:Wiki.png</text:a></text:p>
      <text:p text:style-name="Text_20_body">Or a link directly to the image itself: <text:a xlink:type="simple" xlink:href="http://upload.wikimedia.org/wikipedia/meta/b/bc/Wiki.png">Media:Wiki.png</text:a></text:p>
      <text:p text:style-name="Preformatted_20_Text"><text:a xlink:type="simple" xlink:href="http://upload.wikimedia.org/wikipedia/meta/b/bc/Wiki.png"/></text:p>
      <text:p text:style-name="Preformatted_20_Text"/>
      <text:p text:style-name="Preformatted_20_Text">Use <text:span text:style-name="T7">media:</text:span> links to link directly to sounds or videos: <text:a xlink:type="simple" xlink:href="http://upload.wikimedia.org/wikipedia/meta/9/97/Sg_mrob.ogg">A sound file</text:a> </text:p>
      <text:p text:style-name="Preformatted_20_Text"/>
      <text:p text:style-name="Preformatted_20_Text">Here's a link to a page named <text:a xlink:type="simple" xlink:href="http://meta.wikimedia.org/wiki/Official_position">Official position</text:a>. You can even say <text:a xlink:type="simple" xlink:href="http://meta.wikimedia.org/wiki/Official_position">official positions</text:a> and the link will show<text:note text:id="ftn3" text:note-class="footnote"><text:note-citation>3</text:note-citation><text:note-body><text:p text:style-name="Footnote">More information</text:p></text:note-body></text:note> up correctly. </text:p>
      <text:p text:style-name="Preformatted_20_Text"/>
      <text:p text:style-name="Preformatted_20_Text">You can put formatting around a link. Example: <text:a xlink:type="simple" xlink:href="http://meta.wikimedia.org/wiki/Wikipedia"><text:span text:style-name="T1">Wikipedia</text:span></text:a>. </text:p>
      <text:p text:style-name="Preformatted_20_Text"/>
      <text:p text:style-name="Preformatted_20_Text">The <text:span text:style-name="T1">first letter</text:span> of articles is automatically capitalized, so <text:a xlink:type="simple" xlink:href="http://meta.wikimedia.org/wiki/Wikipedia">wikipedia</text:a> goes to the same place as <text:a xlink:type="simple" xlink:href="http://meta.wikimedia.org/wiki/Wikipedia">Wikipedia</text:a>. Capitalization matters after the first letter. </text:p>
      <text:p text:style-name="Preformatted_20_Text"/>
      <text:p text:style-name="Preformatted_20_Text"><text:a xlink:type="simple" xlink:href="http://meta.wikimedia.org/w/index.php?title=The_weather_in_London&amp;action=edit">The weather in London</text:a> is a page that doesn't exist yet. You could create it by clicking on the link. Here's a link to a page named <text:a xlink:type="simple" xlink:href="http://meta.wikimedia.org/wiki/Official_position">Official position</text:a>. You can even say <text:a xlink:type="simple" xlink:href="http://meta.wikimedia.org/wiki/Official_position">official positions</text:a> and the link will show<text:note text:id="ftn4" text:note-class="footnote"><text:note-citation>4</text:note-citation><text:note-body><text:p text:style-name="Footnote">More information</text:p></text:note-body></text:note> up correctly. </text:p>
      <text:p text:style-name="Preformatted_20_Text"/>
      <text:p text:style-name="Preformatted_20_Text">You can put formatting around a link. Example: <text:a xlink:type="simple" xlink:href="http://meta.wikimedia.org/wiki/Wikipedia"><text:span text:style-name="T1">Wikipedia</text:span></text:a>. </text:p>
      <text:p text:style-name="Preformatted_20_Text"/>
      <text:p text:style-name="Preformatted_20_Text">The <text:span text:style-name="T1">first letter</text:span> of articles is automatically capitalized, so <text:a xlink:type="simple" xlink:href="http://meta.wikimedia.org/wiki/Wikipedia">wikipedia</text:a> goes to the same place as <text:a xlink:type="simple" xlink:href="http://meta.wikimedia.org/wiki/Wikipedia">Wikipedia</text:a>. Capitalization matters after the first letter. </text:p>
      <text:p text:style-name="Preformatted_20_Text"/>
      <text:p text:style-name="Preformatted_20_Text"><text:a xlink:type="simple" xlink:href="http://meta.wikimedia.org/w/index.php?title=The_weather_in_London&amp;action=edit">The weather in London</text:a> is a page that doesn't exist yet. You could create it by clicking on the link. Here's a link to a page named <text:a xlink:type="simple" xlink:href="http://meta.wikimedia.org/wiki/Official_position">Official position</text:a>. You can even say <text:a xlink:type="simple" xlink:href="http://meta.wikimedia.org/wiki/Official_position">official positions</text:a> and the link will show<text:note text:id="ftn5" text:note-class="footnote"><text:note-citation>5</text:note-citation><text:note-body><text:p text:style-name="Footnote">More information</text:p></text:note-body></text:note> up correctly. </text:p>
      <text:p text:style-name="Preformatted_20_Text"/>
      <text:p text:style-name="Preformatted_20_Text">You can put formatting around a link. Example: <text:a xlink:type="simple" xlink:href="http://meta.wikimedia.org/wiki/Wikipedia"><text:span text:style-name="T1">Wikipedia</text:span></text:a>. </text:p>
      <text:p text:style-name="Preformatted_20_Text"/>
      <text:p text:style-name="Preformatted_20_Text">The <text:span text:style-name="T1">first letter</text:span> of articles is automatically capitalized, so <text:a xlink:type="simple" xlink:href="http://meta.wikimedia.org/wiki/Wikipedia">wikipedia</text:a> goes to the same place as <text:a xlink:type="simple" xlink:href="http://meta.wikimedia.org/wiki/Wikipedia">Wikipedia</text:a>. Capitalization matters after the first letter. </text:p>
      <text:p text:style-name="Preformatted_20_Text"/>
      <text:p text:style-name="Preformatted_20_Text"><text:a xlink:type="simple" xlink:href="http://meta.wikimedia.org/w/index.php?title=The_weather_in_London&amp;action=edit">The weather in London</text:a> is a page that doesn't exist yet. You could create it by clicking on the link. </text:p>
      <table:table table:name="Táblázat4" table:style-name="Táblázat4">
        <table:table-column table:style-name="Táblázat4.A" table:number-columns-repeated="2"/>
        <table:table-row>
          <table:table-cell table:style-name="Táblázat4.A1" office:value-type="string">
            <text:p text:style-name="Table_20_Contents">Textural 1:1</text:p>
          </table:table-cell>
          <table:table-cell table:style-name="Táblázat4.B1" office:value-type="string">
            <text:p text:style-name="Table_20_Contents"><text:span text:style-name="T19">Textural </text:span>1:2</text:p>
          </table:table-cell>
        </table:table-row>
        <table:table-row>
          <table:table-cell table:style-name="Táblázat4.A2" office:value-type="string">
            <text:p text:style-name="P22"><text:span text:style-name="T19">Textural </text:span>2:1</text:p>
          </table:table-cell>
          <table:table-cell table:style-name="Táblázat4.B2" office:value-type="string">
            <text:p text:style-name="P21"><text:span text:style-name="T19">Textural </text:span>2<text:span text:style-name="T8">:2</text:span></text:p>
          </table:table-cell>
        </table:table-row>
      </table:table>
      <text:p text:style-name="Preformatted_20_Text">Table</text:p>
      <text:p text:style-name="Preformatted_20_Text"/>
      <table:table table:name="Táblázat1" table:style-name="Táblázat1">
        <table:table-column table:style-name="Táblázat1.A" table:number-columns-repeated="3"/>
        <table:table-column table:style-name="Táblázat1.D"/>
        <table:table-header-rows>
          <table:table-row>
            <table:table-cell table:style-name="Táblázat1.A1" office:value-type="string">
              <text:p text:style-name="Table_20_Contents">Textural 1:1</text:p>
            </table:table-cell>
            <table:table-cell table:style-name="Táblázat1.A1" office:value-type="string">
              <text:p text:style-name="Table_20_Contents"><text:span text:style-name="T19">Textural </text:span>1:2</text:p>
            </table:table-cell>
            <table:table-cell table:style-name="Táblázat1.A1" office:value-type="string">
              <text:p text:style-name="Table_20_Contents"><text:span text:style-name="T19">Textural </text:span>1:3</text:p>
            </table:table-cell>
            <table:table-cell table:style-name="Táblázat1.D1" office:value-type="string">
              <text:p text:style-name="Table_20_Contents"><text:span text:style-name="T19">Textural </text:span>1:4</text:p>
            </table:table-cell>
          </table:table-row>
        </table:table-header-rows>
        <table:table-row>
          <table:table-cell table:style-name="Táblázat1.A2" office:value-type="string">
            <text:p text:style-name="P22"><text:span text:style-name="T19">Textural </text:span>2:1</text:p>
          </table:table-cell>
          <table:table-cell table:style-name="Táblázat1.A2" office:value-type="string">
            <text:p text:style-name="P21"><text:span text:style-name="T19">Textural </text:span>2<text:span text:style-name="T8">:2</text:span></text:p>
          </table:table-cell>
          <table:table-cell table:style-name="Táblázat1.A2" office:value-type="string">
            <text:p text:style-name="P20"><text:span text:style-name="T19">Textural </text:span>2<text:span text:style-name="T4">:3</text:span></text:p>
          </table:table-cell>
          <table:table-cell table:style-name="Táblázat1.D2" office:value-type="string">
            <text:p text:style-name="P19"><text:span text:style-name="T19">Textural </text:span>2<text:span text:style-name="T9">:4</text:span></text:p>
          </table:table-cell>
        </table:table-row>
        <table:table-row>
          <table:table-cell table:style-name="Táblázat1.A2" office:value-type="string">
            <text:p text:style-name="P22"><text:span text:style-name="T19">Textural </text:span>3:1</text:p>
          </table:table-cell>
          <table:table-cell table:style-name="Táblázat1.A2" office:value-type="string">
            <text:p text:style-name="P23"><text:span text:style-name="T19">Textural </text:span>3<text:span text:style-name="T4">:</text:span><text:span text:style-name="T5">2</text:span></text:p>
          </table:table-cell>
          <table:table-cell table:style-name="Táblázat1.A2" office:value-type="string">
            <text:p text:style-name="P24"><text:span text:style-name="T19">Textural </text:span>3<text:span text:style-name="T8">:</text:span><text:span text:style-name="T10">3</text:span></text:p>
          </table:table-cell>
          <table:table-cell table:style-name="Táblázat1.D2" office:value-type="string">
            <text:p text:style-name="P25"><text:span text:style-name="T19">Textural </text:span>3<text:span text:style-name="T3">:4</text:span></text:p>
          </table:table-cell>
        </table:table-row>
        <table:table-row>
          <table:table-cell table:style-name="Táblázat1.A2" office:value-type="string">
            <text:p text:style-name="P22"><text:span text:style-name="T19">Textural </text:span>4:1</text:p>
          </table:table-cell>
          <table:table-cell table:style-name="Táblázat1.A2" office:value-type="string">
            <text:p text:style-name="P21"><text:span text:style-name="T19">Textural </text:span>4:2</text:p>
          </table:table-cell>
          <table:table-cell table:style-name="Táblázat1.A2" office:value-type="string">
            <text:p text:style-name="P20"><text:span text:style-name="T19">Textural </text:span>4:3</text:p>
          </table:table-cell>
          <table:table-cell table:style-name="Táblázat1.D2" office:value-type="string">
            <text:p text:style-name="P19"><text:span text:style-name="T19">Textural </text:span>4:4</text:p>
          </table:table-cell>
        </table:table-row>
      </table:table>
      <text:p text:style-name="Preformatted_20_Text"/>
      <text:p text:style-name="Preformatted_20_Text">Table</text:p>
      <text:p text:style-name="Preformatted_20_Text"/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header-rows>
          <table:table-row>
            <table:table-cell table:style-name="Táblázat2.A1" office:value-type="string">
              <text:p text:style-name="P18"><text:span text:style-name="T19">Textural </text:span>1:1</text:p>
            </table:table-cell>
            <table:table-cell table:style-name="Táblázat2.A1" office:value-type="string">
              <text:p text:style-name="P17"><text:span text:style-name="T19">Textural </text:span>1:2</text:p>
              <text:p text:style-name="P16">1:3</text:p>
            </table:table-cell>
            <table:table-cell table:style-name="Táblázat2.C1" office:value-type="string">
              <text:p text:style-name="P15"><text:span text:style-name="T19">Textural </text:span>1:4</text:p>
            </table:table-cell>
          </table:table-row>
        </table:table-header-rows>
        <table:table-row>
          <table:table-cell table:number-columns-spanned="2">
            <table:table table:is-sub-table="true">
              <table:table-column table:style-name="Táblázat2.A" table:number-columns-repeated="2"/>
              <table:table-column table:style-name="Táblázat2.A2.3"/>
              <table:table-row>
                <table:table-cell table:style-name="Táblázat2.A2.1.1" office:value-type="string">
                  <text:p text:style-name="P22"><text:span text:style-name="T19">Textural </text:span>2:1</text:p>
                </table:table-cell>
                <table:table-cell table:style-name="Táblázat2.A2.1.1" office:value-type="string">
                  <text:p text:style-name="P21"><text:a xlink:type="simple" xlink:href="http://wikipedia.org/"><text:span text:style-name="T19">Textural</text:span></text:a><text:span text:style-name="T19"> </text:span>2<text:span text:style-name="T8">:2</text:span></text:p>
                </table:table-cell>
                <table:table-cell table:style-name="Táblázat2.A2.1.1" office:value-type="string">
                  <text:p text:style-name="P20"><text:span text:style-name="T19">Textural </text:span>2<text:span text:style-name="T4">:3</text:span></text:p>
                </table:table-cell>
              </table:table-row>
              <table:table-row>
                <table:table-cell table:style-name="Táblázat2.A2.1.1" office:value-type="string">
                  <text:p text:style-name="P22"><text:span text:style-name="T19">Textural </text:span>3:1 <text:span text:style-name="T19">4:1</text:span></text:p>
                </table:table-cell>
                <table:table-cell table:number-columns-spanned="2">
                  <table:table table:is-sub-table="true">
                    <table:table-column table:style-name="Táblázat2.A"/>
                    <table:table-column table:style-name="Táblázat2.A2.3"/>
                    <table:table-row>
                      <table:table-cell table:style-name="Táblázat2.A2.1.1" office:value-type="string">
                        <text:p text:style-name="P23"><text:span text:style-name="T19">Textural </text:span>3<text:span text:style-name="T4">:</text:span><text:span text:style-name="T5">2</text:span></text:p>
                      </table:table-cell>
                      <table:table-cell table:style-name="Táblázat2.A2.1.1" office:value-type="string">
                        <text:p text:style-name="P24"><text:a xlink:type="simple" xlink:href="http://wikipedia.org/"><text:span text:style-name="T19">Textural</text:span></text:a><text:span text:style-name="T19"> </text:span>3<text:span text:style-name="T8">:</text:span><text:span text:style-name="T10">3</text:span></text:p>
                      </table:table-cell>
                    </table:table-row>
                    <table:table-row>
                      <table:table-cell table:style-name="Táblázat2.A2.1.1" office:value-type="string">
                        <text:p text:style-name="P21"><text:span text:style-name="T19">Textural </text:span>4:2</text:p>
                      </table:table-cell>
                      <table:table-cell table:style-name="Táblázat2.A2.1.1" office:value-type="string">
                        <text:p text:style-name="P20"><text:span text:style-name="T19">Textural </text:span>4:3</text:p>
                      </table:table-cell>
                    </table:table-row>
                  </table:table>
                </table:table-cell>
                <table:covered-table-cell/>
              </table:table-row>
            </table:table>
          </table:table-cell>
          <table:covered-table-cell/>
          <table:table-cell table:style-name="Táblázat2.C2" office:value-type="string">
            <text:p text:style-name="P19"><text:span text:style-name="T19">Textural </text:span>2<text:span text:style-name="T9">:4 </text:span><text:span text:style-name="T20">3</text:span><text:span text:style-name="T21">:4 4:4</text:span></text:p>
          </table:table-cell>
        </table:table-row>
      </table:table>
      <text:p text:style-name="Standard"/>
      <text:p text:style-name="Preformatted_20_Text">Table2</text:p>
      <text:p text:style-name="Preformatted_20_Text"/>
      <table:table table:name="Táblázat3" table:style-name="Táblázat3">
        <table:table-column table:style-name="Táblázat3.A" table:number-columns-repeated="5"/>
        <table:table-column table:style-name="Táblázat3.F"/>
        <table:table-column table:style-name="Táblázat3.G"/>
        <table:table-column table:style-name="Táblázat3.H" table:number-columns-repeated="3"/>
        <table:table-column table:style-name="Táblázat3.K"/>
        <table:table-column table:style-name="Táblázat3.L"/>
        <table:table-header-rows>
          <table:table-row>
            <table:table-cell table:style-name="Táblázat3.A1" table:number-columns-spanned="6" office:value-type="string">
              <text:p text:style-name="P18"><text:span text:style-name="T19">Textural </text:span>1:1</text:p>
            </table:table-cell>
            <table:covered-table-cell/>
            <table:covered-table-cell/>
            <table:covered-table-cell/>
            <table:covered-table-cell/>
            <table:covered-table-cell/>
            <table:table-cell>
              <table:table table:is-sub-table="true">
                <table:table-column table:style-name="Táblázat3.G"/>
                <table:table-row>
                  <table:table-cell table:style-name="Táblázat3.A1" office:value-type="string">
                    <text:p text:style-name="P17"><text:span text:style-name="T19">Textural </text:span>1:2</text:p>
                  </table:table-cell>
                </table:table-row>
                <table:table-row>
                  <table:table-cell table:style-name="Táblázat3.G1.1.2" office:value-type="string">
                    <text:p text:style-name="P17"><text:a xlink:type="simple" xlink:href="http://wikipedia.org/"><text:span text:style-name="T19">Textural</text:span></text:a><text:span text:style-name="T19"> </text:span>A</text:p>
                  </table:table-cell>
                </table:table-row>
              </table:table>
            </table:table-cell>
            <table:table-cell table:style-name="Táblázat3.A1" table:number-columns-spanned="4" office:value-type="string">
              <text:p text:style-name="P16"><text:a xlink:type="simple" xlink:href="http://wikipedia.org/"><text:span text:style-name="T19">Textural</text:span></text:a><text:span text:style-name="T19"> </text:span>1:3</text:p>
            </table:table-cell>
            <table:covered-table-cell/>
            <table:covered-table-cell/>
            <table:covered-table-cell/>
            <table:table-cell table:style-name="Táblázat3.L1" office:value-type="string">
              <text:p text:style-name="P15"><text:span text:style-name="T19">Textural </text:span>1:4</text:p>
            </table:table-cell>
          </table:table-row>
        </table:table-header-rows>
        <table:table-row>
          <table:table-cell table:style-name="Táblázat3.G1.1.2" table:number-columns-spanned="6" office:value-type="string">
            <text:p text:style-name="P22"><text:span text:style-name="T19">Textural </text:span>2:1</text:p>
          </table:table-cell>
          <table:covered-table-cell/>
          <table:covered-table-cell/>
          <table:covered-table-cell/>
          <table:covered-table-cell/>
          <table:covered-table-cell/>
          <table:table-cell table:style-name="Táblázat3.G1.1.2" office:value-type="string">
            <text:p text:style-name="P21"><text:span text:style-name="T19">Textural </text:span>2<text:span text:style-name="T8">:2</text:span></text:p>
          </table:table-cell>
          <table:table-cell table:style-name="Táblázat3.G1.1.2" office:value-type="string">
            <text:p text:style-name="P20"><text:span text:style-name="T19">Textural </text:span>2<text:span text:style-name="T4">:3</text:span></text:p>
          </table:table-cell>
          <table:table-cell table:style-name="Táblázat3.G1.1.2" office:value-type="string">
            <text:p text:style-name="P18">Textural </text:p>
          </table:table-cell>
          <table:table-cell table:style-name="Táblázat3.G1.1.2" office:value-type="string">
            <text:p text:style-name="P18">Textural </text:p>
          </table:table-cell>
          <table:table-cell table:style-name="Táblázat3.G1.1.2" office:value-type="string">
            <text:p text:style-name="P18">Textural </text:p>
          </table:table-cell>
          <table:table-cell table:style-name="Táblázat3.L2" office:value-type="string">
            <text:p text:style-name="P19"><text:a xlink:type="simple" xlink:href="http://wikipedia.org/"><text:span text:style-name="T19">Textural</text:span></text:a><text:span text:style-name="T19"> </text:span>2<text:span text:style-name="T9">:4</text:span></text:p>
          </table:table-cell>
        </table:table-row>
        <table:table-row>
          <table:table-cell table:style-name="Táblázat3.G1.1.2" table:number-columns-spanned="6" office:value-type="string">
            <text:p text:style-name="P22"><text:span text:style-name="T19">Textural </text:span>3:1</text:p>
          </table:table-cell>
          <table:covered-table-cell/>
          <table:covered-table-cell/>
          <table:covered-table-cell/>
          <table:covered-table-cell/>
          <table:covered-table-cell/>
          <table:table-cell table:style-name="Táblázat3.G1.1.2" office:value-type="string">
            <text:p text:style-name="P23"><text:span text:style-name="T19">Textural </text:span>3<text:span text:style-name="T4">:</text:span><text:span text:style-name="T5">2</text:span></text:p>
          </table:table-cell>
          <table:table-cell table:style-name="Táblázat3.G1.1.2" table:number-columns-spanned="4" office:value-type="string">
            <text:p text:style-name="P24"><text:span text:style-name="T19">Textural </text:span>3<text:span text:style-name="T8">:</text:span><text:span text:style-name="T10">3</text:span></text:p>
          </table:table-cell>
          <table:covered-table-cell/>
          <table:covered-table-cell/>
          <table:covered-table-cell/>
          <table:table-cell table:style-name="Táblázat3.L2" office:value-type="string">
            <text:p text:style-name="P25"><text:a xlink:type="simple" xlink:href="http://wikipedia.org/"><text:span text:style-name="T19">Textural</text:span></text:a><text:span text:style-name="T19"> </text:span>3<text:span text:style-name="T3">:4</text:span></text:p>
          </table:table-cell>
        </table:table-row>
        <table:table-row>
          <table:table-cell table:style-name="Táblázat3.G1.1.2" office:value-type="string">
            <text:p text:style-name="P22"><text:span text:style-name="T19">Textural </text:span>4:1</text:p>
          </table:table-cell>
          <table:table-cell table:style-name="Táblázat3.G1.1.2" office:value-type="string">
            <text:p text:style-name="P18">Textural </text:p>
          </table:table-cell>
          <table:table-cell table:style-name="Táblázat3.G1.1.2" office:value-type="string">
            <text:p text:style-name="P18">Textural </text:p>
          </table:table-cell>
          <table:table-cell table:style-name="Táblázat3.G1.1.2" office:value-type="string">
            <text:p text:style-name="P18">Textural </text:p>
          </table:table-cell>
          <table:table-cell table:style-name="Táblázat3.G1.1.2" office:value-type="string">
            <text:p text:style-name="P18">Textural </text:p>
          </table:table-cell>
          <table:table-cell table:style-name="Táblázat3.G1.1.2" office:value-type="string">
            <text:p text:style-name="P18">Textural </text:p>
          </table:table-cell>
          <table:table-cell table:style-name="Táblázat3.G1.1.2" office:value-type="string">
            <text:p text:style-name="P21"><text:span text:style-name="T19">Textural </text:span>4:2</text:p>
          </table:table-cell>
          <table:table-cell table:style-name="Táblázat3.G1.1.2" table:number-columns-spanned="4" office:value-type="string">
            <text:p text:style-name="P20"><text:span text:style-name="T19">Textural </text:span>4:3</text:p>
          </table:table-cell>
          <table:covered-table-cell/>
          <table:covered-table-cell/>
          <table:covered-table-cell/>
          <table:table-cell>
            <table:table table:is-sub-table="true">
              <table:table-column table:style-name="Táblázat3.L"/>
              <table:table-row>
                <table:table-cell table:style-name="Táblázat3.L2" office:value-type="string">
                  <text:p text:style-name="P19"><text:span text:style-name="T19">Textural </text:span>4:4</text:p>
                </table:table-cell>
              </table:table-row>
              <table:table-row>
                <table:table-cell table:style-name="Táblázat3.L2" office:value-type="string">
                  <text:p text:style-name="P18">Textural </text:p>
                </table:table-cell>
              </table:table-row>
              <table:table-row>
                <table:table-cell table:style-name="Táblázat3.L2" office:value-type="string">
                  <text:p text:style-name="P18">Textural </text:p>
                </table:table-cell>
              </table:table-row>
              <table:table-row>
                <table:table-cell table:style-name="Táblázat3.L2" office:value-type="string">
                  <text:p text:style-name="P18">Textural </text:p>
                </table:table-cell>
              </table:table-row>
              <table:table-row>
                <table:table-cell table:style-name="Táblázat3.L2" office:value-type="string">
                  <text:p text:style-name="P18">Textural </text:p>
                </table:table-cell>
              </table:table-row>
              <table:table-row>
                <table:table-cell table:style-name="Táblázat3.L2" office:value-type="string">
                  <text:p text:style-name="P18">Textural </text:p>
                </table:table-cell>
              </table:table-row>
            </table:table>
          </table:table-cell>
        </table:table-row>
      </table:table>
      <text:p text:style-name="Preformatted_20_Text">Table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hu" fo:country="H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Footnote_20_Symbol" style:display-name="Footnote Symbol" style:family="text"/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Teletype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5-18T08:44:41</meta:creation-date>
    <dc:date>2007-05-18T09:56:23</dc:date>
    <dc:language>hu-HU</dc:language>
    <meta:editing-cycles>11</meta:editing-cycles>
    <meta:editing-duration>PT57M46S</meta:editing-duration>
    <meta:user-defined meta:name="Info 1"/>
    <meta:user-defined meta:name="Info 2"/>
    <meta:user-defined meta:name="Info 3"/>
    <meta:user-defined meta:name="Info 4"/>
    <meta:document-statistic meta:table-count="4" meta:image-count="3" meta:object-count="0" meta:page-count="8" meta:paragraph-count="227" meta:word-count="1617" meta:character-count="9630"/>
  </office:meta>
</office:document-meta>
</file>